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320b8" officeooo:paragraph-rsid="001320b8"/>
    </style:style>
    <style:style style:name="P2" style:family="paragraph" style:parent-style-name="Standard">
      <style:text-properties style:font-name="Ubuntu" officeooo:rsid="001320b8" officeooo:paragraph-rsid="0013764c"/>
    </style:style>
    <style:style style:name="P3" style:family="paragraph" style:parent-style-name="Standard">
      <style:text-properties style:font-name="Ubuntu" officeooo:rsid="001320b8" officeooo:paragraph-rsid="001b9027"/>
    </style:style>
    <style:style style:name="P4" style:family="paragraph" style:parent-style-name="Standard">
      <style:text-properties style:font-name="Ubuntu" officeooo:rsid="001320b8" officeooo:paragraph-rsid="001d233b"/>
    </style:style>
    <style:style style:name="P5" style:family="paragraph" style:parent-style-name="Standard">
      <style:text-properties style:font-name="Ubuntu" officeooo:rsid="001320b8" officeooo:paragraph-rsid="001d2860"/>
    </style:style>
    <style:style style:name="P6" style:family="paragraph" style:parent-style-name="Standard">
      <style:text-properties style:font-name="Ubuntu" officeooo:rsid="001320b8" officeooo:paragraph-rsid="00208226"/>
    </style:style>
    <style:style style:name="P7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1320b8" officeooo:paragraph-rsid="001320b8" style:font-weight-asian="bold" style:font-weight-complex="bold"/>
    </style:style>
    <style:style style:name="P8" style:family="paragraph" style:parent-style-name="Standard">
      <style:text-properties style:font-name="Ubuntu" officeooo:rsid="001320b8" officeooo:paragraph-rsid="001320b8" fo:background-color="transparent"/>
    </style:style>
    <style:style style:name="P9" style:family="paragraph" style:parent-style-name="Standard">
      <style:text-properties style:font-name="Ubuntu" officeooo:rsid="001320b8" officeooo:paragraph-rsid="002477a7" fo:background-color="transparent"/>
    </style:style>
    <style:style style:name="P10" style:family="paragraph" style:parent-style-name="Standard">
      <style:text-properties fo:color="#ff6666" style:font-name="Ubuntu Mono" fo:font-weight="bold" officeooo:rsid="001320b8" officeooo:paragraph-rsid="001320b8" style:font-weight-asian="bold" style:font-weight-complex="bold"/>
    </style:style>
    <style:style style:name="P11" style:family="paragraph" style:parent-style-name="Standard">
      <style:text-properties style:font-name="Ubuntu Mono" fo:font-weight="bold" officeooo:rsid="001320b8" officeooo:paragraph-rsid="001320b8" style:font-weight-asian="bold" style:font-weight-complex="bold"/>
    </style:style>
    <style:style style:name="P12" style:family="paragraph" style:parent-style-name="Standard">
      <style:text-properties style:font-name="Ubuntu Mono" fo:font-weight="bold" officeooo:rsid="001320b8" officeooo:paragraph-rsid="00181bac" style:font-weight-asian="bold" style:font-weight-complex="bold"/>
    </style:style>
    <style:style style:name="P13" style:family="paragraph" style:parent-style-name="Standard">
      <style:text-properties style:font-name="Ubuntu Mono" officeooo:rsid="001320b8" officeooo:paragraph-rsid="001320b8"/>
    </style:style>
    <style:style style:name="P14" style:family="paragraph" style:parent-style-name="Standard">
      <style:text-properties fo:color="#006600" style:font-name="Ubuntu Mono" fo:font-weight="bold" officeooo:rsid="001320b8" officeooo:paragraph-rsid="001320b8" style:font-weight-asian="bold" style:font-weight-complex="bold"/>
    </style:style>
    <style:style style:name="P15" style:family="paragraph" style:parent-style-name="Standard">
      <style:text-properties fo:color="#990099" style:font-name="Ubuntu Mono" fo:font-weight="bold" officeooo:rsid="001320b8" officeooo:paragraph-rsid="001320b8" style:font-weight-asian="bold" style:font-weight-complex="bold"/>
    </style:style>
    <style:style style:name="P16" style:family="paragraph" style:parent-style-name="Standard">
      <style:text-properties fo:color="#808080" style:font-name="Ubuntu Mono" fo:font-weight="bold" officeooo:rsid="001320b8" officeooo:paragraph-rsid="001320b8" style:font-weight-asian="bold" style:font-weight-complex="bold"/>
    </style:style>
    <style:style style:name="P17" style:family="paragraph" style:parent-style-name="Standard">
      <style:text-properties style:font-name="Ubuntu" officeooo:rsid="0013764c" officeooo:paragraph-rsid="001376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ff"/>
    </style:style>
    <style:style style:name="T3" style:family="text">
      <style:text-properties fo:color="#0066ff" fo:font-weight="bold" style:font-weight-asian="bold" style:font-weight-complex="bold"/>
    </style:style>
    <style:style style:name="T4" style:family="text">
      <style:text-properties fo:color="#0066ff" style:font-name="Ubuntu Mono" fo:font-weight="bold" style:font-weight-asian="bold" style:font-weight-complex="bold"/>
    </style:style>
    <style:style style:name="T5" style:family="text">
      <style:text-properties fo:color="#ff6666"/>
    </style:style>
    <style:style style:name="T6" style:family="text">
      <style:text-properties fo:color="#ff6666" fo:font-weight="bold" style:font-weight-asian="bold" style:font-weight-complex="bold"/>
    </style:style>
    <style:style style:name="T7" style:family="text">
      <style:text-properties fo:color="#ff6666" style:font-name="Ubuntu Mono" fo:font-weight="bold" style:font-weight-asian="bold" style:font-weight-complex="bold"/>
    </style:style>
    <style:style style:name="T8" style:family="text">
      <style:text-properties fo:color="#006600"/>
    </style:style>
    <style:style style:name="T9" style:family="text">
      <style:text-properties fo:color="#006600" fo:font-weight="bold" style:font-weight-asian="bold" style:font-weight-complex="bold"/>
    </style:style>
    <style:style style:name="T10" style:family="text">
      <style:text-properties fo:color="#006600" style:font-name="Ubuntu Mono" fo:font-weight="bold" style:font-weight-asian="bold" style:font-weight-complex="bold"/>
    </style:style>
    <style:style style:name="T11" style:family="text">
      <style:text-properties fo:color="#990099" style:font-name="Ubuntu Mono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1c3a6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ea962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officeooo:rsid="001ea962" style:font-weight-asian="normal" style:font-weight-complex="normal"/>
    </style:style>
    <style:style style:name="T18" style:family="text">
      <style:text-properties officeooo:rsid="001efcbc"/>
    </style:style>
    <style:style style:name="T19" style:family="text">
      <style:text-properties fo:color="#808080" fo:font-weight="bold" style:font-weight-asian="bold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cket-Match(version 2.1) README file: </text:p>
      <text:p text:style-name="P7"/>
      <text:p text:style-name="P1">Deepesh Nagarajan, 2015, NSC lab. </text:p>
      <text:p text:style-name="P1">Last updated: Monday 30 November 2015 11:34:37 PM IST </text:p>
      <text:p text:style-name="P1"/>
      <text:p text:style-name="P1"><text:span text:style-name="T12">REVISIONS MADE IN VERSION 2.1</text:span>: </text:p>
      <text:p text:style-name="P1"/>
      <text:p text:style-name="P1">1) Sphinx module has been made disabled. Users complained that the Sphinx module </text:p>
      <text:p text:style-name="P1">caused memory overflows (segfaults) even when not used, and no one used it anyway. </text:p>
      <text:p text:style-name="P1">2) The MPI version (<text:span text:style-name="T1">Step3-PM_MPI.c</text:span>) is obsolete and has been removed. </text:p>
      <text:p text:style-name="P1">3) A program for the pairwise comparison of 2 datasets has been included.</text:p>
      <text:p text:style-name="P1">4) A makefile has been included for easy compilation. </text:p>
      <text:p text:style-name="P1"/>
      <text:p text:style-name="P2">This folder contains the following data (<text:span text:style-name="T9">files</text:span>/<text:span text:style-name="T3">executables</text:span>/<text:span text:style-name="T6">directories</text:span>).</text:p>
      <text:p text:style-name="P17">Dependencies are listed hierarchially:</text:p>
      <text:p text:style-name="P1"/>
      <text:p text:style-name="P10">cabbage-file_maker </text:p>
      <text:p text:style-name="P11"><text:tab/><text:span text:style-name="T5">Sample_cabbage-files </text:span></text:p>
      <text:p text:style-name="P11"><text:tab/><text:tab/><text:span text:style-name="T8">1g64.pdb.cabbage ... 4djd.pdb.cabbage </text:span></text:p>
      <text:p text:style-name="P11"><text:tab/><text:span text:style-name="T5">Sample_pockets </text:span></text:p>
      <text:p text:style-name="P11"><text:tab/> <text:s text:c="3"/><text:span text:style-name="T8">1g64.pdb ... 4djd.pdb</text:span> </text:p>
      <text:p text:style-name="P11"><text:tab/><text:span text:style-name="T2">Step0-cabbage.sh </text:span></text:p>
      <text:p text:style-name="P11"><text:tab/><text:tab/><text:span text:style-name="T8">Step0-cabbage_core.cpp</text:span> (<text:span text:style-name="T2">Step0-cabbage_core</text:span>) </text:p>
      <text:p text:style-name="P11"><text:tab/><text:tab/><text:tab/><text:span text:style-name="T8">Step0-cabbage_core.h </text:span></text:p>
      <text:p text:style-name="P11"><text:tab/><text:tab/><text:tab/><text:span text:style-name="T8">Step0-PDBclass.h </text:span></text:p>
      <text:p text:style-name="P11"><text:tab/><text:tab/><text:span text:style-name="T8">Step0-cabbage_decoder.cpp</text:span> (<text:span text:style-name="T2">Step0-cabbage_decoder</text:span>) </text:p>
      <text:p text:style-name="P12"><text:tab/><text:tab/><text:span text:style-name="T8">Step0-END-FILE.c </text:span>(<text:span text:style-name="T2">Step0-END-FILE</text:span>) </text:p>
      <text:p text:style-name="P1"/>
      <text:p text:style-name="P14">README </text:p>
      <text:p text:style-name="P14">README.odt </text:p>
      <text:p text:style-name="P14">README.pdf </text:p>
      <text:p text:style-name="P11"><text:span text:style-name="T8">PocketMatch.pdf</text:span> (note: cabbage files are called alpha-files in the paper). </text:p>
      <text:p text:style-name="P11"/>
      <text:p text:style-name="P11"><text:span text:style-name="T8">Step3-PM_typeA.c</text:span> (<text:span text:style-name="T2">Step3-PM_typeA</text:span>) -&gt; use for comparisons inside a dataset </text:p>
      <text:p text:style-name="P11"><text:span text:style-name="T8">Step3-PM_typeB.c</text:span> (<text:span text:style-name="T2">Step3-PM_typeB</text:span>) -&gt; use for comparisons between 2 datasets </text:p>
      <text:p text:style-name="P11"><text:tab/>Step3-PM.h </text:p>
      <text:p text:style-name="P13"/>
      <text:p text:style-name="P1"><text:span text:style-name="T12">Installation</text:span>: </text:p>
      <text:p text:style-name="P1">All executables should work out-of-the-box. If not, use the makefile: </text:p>
      <text:p text:style-name="P1"><text:tab/><text:span text:style-name="T11">$ make </text:span></text:p>
      <text:p text:style-name="P1"/>
      <text:p text:style-name="P1"><text:span text:style-name="T12">The end-user workflow is as follows</text:span>: </text:p>
      <text:p text:style-name="P1"/>
      <text:p text:style-name="P1">1) Make 1 or 2 directories full of pockets in the <text:span text:style-name="T1">PDB format</text:span>. </text:p>
      <text:p text:style-name="P1"><text:s text:c="4"/>-Make sure to stick to <text:span text:style-name="T1">80</text:span> characters per line. </text:p>
      <text:p text:style-name="P1"><text:s text:c="4"/>-There should be <text:span text:style-name="T1">no DNA/RNA</text:span> molecules in the ATOM coordinates </text:p>
      <text:p text:style-name="P3"><text:tab/>-(Recommended) Make sure that pocket files contain all atoms of pocket </text:p>
      <text:p text:style-name="P3"><text:tab/>residues (backbone and sidechain). Hydrogen atoms are not necessary. </text:p>
      <text:p text:style-name="P1"><text:tab/>-Rigidly stick to the PDB convention. I have not written any error-detection <text:s text:c="10"/><text:tab/><text:span text:style-name="T13">m</text:span>odules. </text:p>
      <text:p text:style-name="P1"/>
      <text:p text:style-name="P1"/>
      <text:p text:style-name="P4"/>
      <text:p text:style-name="P4"/>
      <text:p text:style-name="P4"/>
      <text:p text:style-name="P4"><text:soft-page-break/>2) Enter the 'cabbage-file_maker' directory: </text:p>
      <text:p text:style-name="P15"><text:tab/>$ cd PocketMatch_v1.2/cabbage-file_maker </text:p>
      <text:p text:style-name="P15"><text:tab/>$ ls </text:p>
      <text:p text:style-name="P16"><text:tab/>outfile.cabbage <text:s text:c="6"/>Step0-cabbage_core.cpp <text:s text:c="4"/>Step0-cabbage.sh </text:p>
      <text:p text:style-name="P16"><text:tab/>Sample_cabbage-files <text:s/>Step0-cabbage_core.h <text:s text:c="6"/>Step0-END-FILE </text:p>
      <text:p text:style-name="P16"><text:tab/>Sample_pockets <text:s text:c="7"/>Step0-cabbage_decoder <text:s text:c="5"/>Step0-END-FILE.c </text:p>
      <text:p text:style-name="P16"><text:tab/>Step0-cabbage_core <text:s text:c="3"/>Step0-cabbage_decoder.cpp <text:s/>Step0-PDBclass.h </text:p>
      <text:p text:style-name="P1"><text:tab/> </text:p>
      <text:p text:style-name="P4">3) Run the script '<text:span text:style-name="T4">Step0-cabbage.sh </text:span>' WITHIN this folder. '<text:span text:style-name="T7">Sample_pockets </text:span>' are </text:p>
      <text:p text:style-name="P1"><text:s text:c="3"/>provided as an example here, but you will need to use your own pockets. </text:p>
      <text:p text:style-name="P1"><text:s/><text:tab/><text:span text:style-name="T11">$ bash Step0-cabbage.sh Sample_pockets/</text:span></text:p>
      <text:p text:style-name="P5"><text:s text:c="3"/>An '<text:span text:style-name="T10">outfile.cabbage</text:span><text:span text:style-name="T14">' </text:span>should be generated </text:p>
      <text:p text:style-name="P1"/>
      <text:p text:style-name="P1">4) Exit the 'cabbage-file_maker' directory: </text:p>
      <text:p text:style-name="P1"><text:span text:style-name="T11"><text:tab/>$cd ..</text:span> </text:p>
      <text:p text:style-name="P1"/>
      <text:p text:style-name="P6">5) Run pocketmatch. There are two executables: <text:span text:style-name="T15">'</text:span><text:span text:style-name="T4">Step3-PM_typeA</text:span><text:span text:style-name="T17">'</text:span><text:span text:style-name="T16"> </text:span>and <text:span text:style-name="T18">'</text:span><text:span text:style-name="T4">Step3-PM_typeB</text:span><text:span text:style-name="T18">'</text:span>. </text:p>
      <text:p text:style-name="P9"><text:tab/>-for input pockets [<text:span text:style-name="T1">A</text:span>, <text:span text:style-name="T1">B</text:span>, <text:span text:style-name="T1">C</text:span>], <text:span text:style-name="T15">'</text:span><text:span text:style-name="T4">Step3-PM_typeA</text:span><text:span text:style-name="T17">'</text:span> gives the following comparisons: </text:p>
      <text:p text:style-name="P8"><text:s/><text:tab/> <text:s/>[<text:span text:style-name="T1">A</text:span>-<text:span text:style-name="T1">B</text:span>,<text:span text:style-name="T1"> A</text:span>-<text:span text:style-name="T1">C</text:span>, <text:span text:style-name="T1">B</text:span>-<text:span text:style-name="T1">C</text:span>]. </text:p>
      <text:p text:style-name="P9"><text:tab/>-for input pockets [<text:span text:style-name="T1">A</text:span>, <text:span text:style-name="T1">B</text:span>, <text:span text:style-name="T1">C</text:span>], [<text:span text:style-name="T1">1</text:span>, <text:span text:style-name="T1">2</text:span>, <text:span text:style-name="T1">3</text:span>] <text:span text:style-name="T18">'</text:span><text:span text:style-name="T4">Step3-PM_typeB</text:span><text:span text:style-name="T18">'</text:span> gives the following <text:tab/>comparisons: [<text:span text:style-name="T1">A</text:span>-<text:span text:style-name="T1">1</text:span>, <text:span text:style-name="T1">A</text:span>-<text:span text:style-name="T1">2</text:span>, <text:span text:style-name="T1">A</text:span>-<text:span text:style-name="T1">3</text:span>, <text:span text:style-name="T1">B</text:span>-<text:span text:style-name="T1">1</text:span>, <text:span text:style-name="T1">B</text:span>-<text:span text:style-name="T1">2</text:span>, <text:span text:style-name="T1">B</text:span>-<text:span text:style-name="T1">3</text:span>, <text:span text:style-name="T1">C</text:span>-<text:span text:style-name="T1">1</text:span>, <text:span text:style-name="T1">C</text:span>-<text:span text:style-name="T1">2</text:span>, <text:span text:style-name="T1">C</text:span>-<text:span text:style-name="T1">3</text:span>]. </text:p>
      <text:p text:style-name="P1"><text:s text:c="3"/>Run the executables as follows: </text:p>
      <text:p text:style-name="P15"><text:tab/>$ ./Step3-PM_typeA outfile.cabbage </text:p>
      <text:p text:style-name="P15"><text:tab/>$ ./Step3-PM_typeB outfile.cabbage outfile.cabbage </text:p>
      <text:p text:style-name="P1"/>
      <text:p text:style-name="P1">4) The Pocket-match output will appear in a file called 'PocketMatch_score.txt'. </text:p>
      <text:p text:style-name="P1"><text:s text:c="3"/>This is the format: </text:p>
      <text:p text:style-name="P13"><text:tab/><text:span text:style-name="T19">input file X: <text:s text:c="19"/>input file Y: <text:s text:c="3"/></text:span></text:p>
      <text:p text:style-name="P13"><text:tab/><text:span text:style-name="T1">3som.pdb________________________ 4djd.pdb________________________ </text:span></text:p>
      <text:p text:style-name="P13"><text:tab/><text:span text:style-name="T19">P-min_OP P-max_OP <text:s text:c="4"/>A <text:s text:c="7"/>B <text:s text:c="7"/>C </text:span></text:p>
      <text:p text:style-name="P13"><text:tab/><text:span text:style-name="T1">0.522222 0.509485 <text:s text:c="4"/>3321 <text:s text:c="4"/>3240 <text:s text:c="4"/>1692 </text:span></text:p>
      <text:p text:style-name="P1"/>
      <text:p text:style-name="P1"><text:s text:c="3"/>Note: A,B,C are for debugging only, however: </text:p>
      <text:p text:style-name="P1"><text:s text:c="3"/>P-min_OP = C/A | P-max_OP = C/B </text:p>
      <text:p text:style-name="P1"><text:s text:c="3"/>Usually, I only consider the P-max score. The P-min score is too 'optimistic', </text:p>
      <text:p text:style-name="P1"><text:s text:c="3"/>but can be useful if comparing similarly sized pockets. </text:p>
      <text:p text:style-name="P1"/>
      <text:p text:style-name="P1"><text:span text:style-name="T1">Online help</text:span>: </text:p>
      <text:p text:style-name="P1">If you still have unresolved issues, e-mail me at <text:span text:style-name="T20">1337deepesh@gmail.com </text:span></text:p>
      <text:p text:style-name="P1">I may or may not rep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1:04:54.784072112</meta:creation-date>
    <dc:date>2015-12-01T01:39:28.257113208</dc:date>
    <meta:editing-duration>PT11M33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2" meta:paragraph-count="73" meta:word-count="438" meta:character-count="3509" meta:non-whitespace-character-count="2897"/>
  </office:meta>
</office:document-meta>
</file>